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8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 style:data-style-name="N122"/>
    <style:style style:name="ce3" style:family="table-cell" style:parent-style-name="Default" style:data-style-name="N121">
      <style:text-properties fo:color="#c9211e" fo:font-weight="bold" style:font-weight-asian="bold" style:font-weight-complex="bold"/>
    </style:style>
    <style:style style:name="ce4" style:family="table-cell" style:parent-style-name="Default" style:data-style-name="N121"/>
    <style:style style:name="ce5" style:family="table-cell" style:parent-style-name="Default" style:data-style-name="N122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e6.5a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ce2"/>
        <table:table-column table:style-name="co4" table:default-cell-style-name="ce2"/>
        <table:table-column table:style-name="co2" table:number-columns-repeated="1008" table:default-cell-style-name="Default"/>
        <table:table-row table:style-name="ro1">
          <table:table-cell table:style-name="ce1" office:value-type="string" calcext:value-type="string">
            <text:p>Doodson Number</text:p>
          </table:table-cell>
          <table:table-cell table:style-name="ce1" office:value-type="string" calcext:value-type="string">
            <text:p>τ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N’</text:p>
          </table:table-cell>
          <table:table-cell table:style-name="ce1" office:value-type="string" calcext:value-type="string">
            <text:p>ps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l’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Ω</text:p>
          </table:table-cell>
          <table:table-cell table:style-name="ce1" office:value-type="string" calcext:value-type="string">
            <text:p>Re(δkf)*1e-5</text:p>
          </table:table-cell>
          <table:table-cell table:style-name="ce1" office:value-type="string" calcext:value-type="string">
            <text:p>Im(δkf)*1e-5 </text:p>
          </table:table-cell>
          <table:table-cell table:style-name="ce1" office:value-type="string" calcext:value-type="string">
            <text:p>In-Phase Amp * 1e-12</text:p>
          </table:table-cell>
          <table:table-cell table:style-name="ce1" office:value-type="string" calcext:value-type="string">
            <text:p>Out-Of-Phase Amp * 1e-12</text:p>
          </table:table-cell>
          <table:table-cell table:style-name="ce1" table:number-columns-repeated="1008"/>
        </table:table-row>
        <table:table-row table:style-name="ro1">
          <table:table-cell office:value-type="float" office:value="125755" calcext:value-type="float">
            <text:p>12575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27555" calcext:value-type="float">
            <text:p>12755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35645" calcext:value-type="float">
            <text:p>13564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5" calcext:value-type="float">
            <text:p>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35655" calcext:value-type="float">
            <text:p>13565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46" calcext:value-type="float">
            <text:p>-46</text:p>
          </table:table-cell>
          <table:table-cell office:value-type="float" office:value="5" calcext:value-type="float">
            <text:p>5</text:p>
          </table:table-cell>
          <table:table-cell office:value-type="float" office:value="-0.7" calcext:value-type="float">
            <text:p>-0.7</text:p>
          </table:table-cell>
          <table:table-cell office:value-type="float" office:value="0.1" calcext:value-type="float">
            <text:p>0.1</text:p>
          </table:table-cell>
          <table:table-cell table:number-columns-repeated="1008"/>
        </table:table-row>
        <table:table-row table:style-name="ro1">
          <table:table-cell office:value-type="float" office:value="137455" calcext:value-type="float">
            <text:p>13745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49" calcext:value-type="float">
            <text:p>-49</text:p>
          </table:table-cell>
          <table:table-cell office:value-type="float" office:value="5" calcext:value-type="float">
            <text:p>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45545" calcext:value-type="float">
            <text:p>14554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2" calcext:value-type="float">
            <text:p>-82</text:p>
          </table:table-cell>
          <table:table-cell office:value-type="float" office:value="7" calcext:value-type="float">
            <text:p>7</text:p>
          </table:table-cell>
          <table:table-cell office:value-type="float" office:value="-1.3" calcext:value-type="float">
            <text:p>-1.3</text:p>
          </table:table-cell>
          <table:table-cell office:value-type="float" office:value="0.1" calcext:value-type="float">
            <text:p>0.1</text:p>
          </table:table-cell>
          <table:table-cell table:number-columns-repeated="1008"/>
        </table:table-row>
        <table:table-row table:style-name="ro1">
          <table:table-cell office:value-type="float" office:value="145555" calcext:value-type="float">
            <text:p>14555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83" calcext:value-type="float">
            <text:p>-83</text:p>
          </table:table-cell>
          <table:table-cell office:value-type="float" office:value="7" calcext:value-type="float">
            <text:p>7</text:p>
          </table:table-cell>
          <table:table-cell office:value-type="float" office:value="-6.8" calcext:value-type="float">
            <text:p>-6.8</text:p>
          </table:table-cell>
          <table:table-cell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office:value-type="float" office:value="147555" calcext:value-type="float">
            <text:p>14755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91" calcext:value-type="float">
            <text:p>-91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53655" calcext:value-type="float">
            <text:p>1536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68" calcext:value-type="float">
            <text:p>-168</text:p>
          </table:table-cell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55445" calcext:value-type="float">
            <text:p>1554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3" calcext:value-type="float">
            <text:p>-193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55455" calcext:value-type="float">
            <text:p>1554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94" calcext:value-type="float">
            <text:p>-194</text:p>
          </table:table-cell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55655" calcext:value-type="float">
            <text:p>1556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97" calcext:value-type="float">
            <text:p>-197</text:p>
          </table:table-cell>
          <table:table-cell office:value-type="float" office:value="16" calcext:value-type="float">
            <text:p>16</text:p>
          </table:table-cell>
          <table:table-cell office:value-type="float" office:value="1.3" calcext:value-type="float">
            <text:p>1.3</text:p>
          </table:table-cell>
          <table:table-cell office:value-type="float" office:value="-0.1" calcext:value-type="float">
            <text:p>-0.1</text:p>
          </table:table-cell>
          <table:table-cell table:number-columns-repeated="1008"/>
        </table:table-row>
        <table:table-row table:style-name="ro1">
          <table:table-cell office:value-type="float" office:value="155665" calcext:value-type="float">
            <text:p>1556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8" calcext:value-type="float">
            <text:p>-198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57455" calcext:value-type="float">
            <text:p>157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31" calcext:value-type="float">
            <text:p>-231</text:p>
          </table:table-cell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57465" calcext:value-type="float">
            <text:p>1574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33" calcext:value-type="float">
            <text:p>-233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62556" calcext:value-type="float">
            <text:p>1625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834" calcext:value-type="float">
            <text:p>-834</text:p>
          </table:table-cell>
          <table:table-cell office:value-type="float" office:value="58" calcext:value-type="float">
            <text:p>58</text:p>
          </table:table-cell>
          <table:table-cell office:value-type="float" office:value="-1.9" calcext:value-type="float">
            <text:p>-1.9</text:p>
          </table:table-cell>
          <table:table-cell office:value-type="float" office:value="0.1" calcext:value-type="float">
            <text:p>0.1</text:p>
          </table:table-cell>
          <table:table-cell table:number-columns-repeated="1008"/>
        </table:table-row>
        <table:table-row table:style-name="ro1">
          <table:table-cell office:value-type="float" office:value="163545" calcext:value-type="float">
            <text:p>163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117" calcext:value-type="float">
            <text:p>-1117</text:p>
          </table:table-cell>
          <table:table-cell office:value-type="float" office:value="76" calcext:value-type="float">
            <text:p>7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63555" calcext:value-type="float">
            <text:p>1635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138" calcext:value-type="float">
            <text:p>-1138</text:p>
          </table:table-cell>
          <table:table-cell office:value-type="float" office:value="77" calcext:value-type="float">
            <text:p>77</text:p>
          </table:table-cell>
          <table:table-cell office:value-type="float" office:value="-43.4" calcext:value-type="float">
            <text:p>-43.4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164554" calcext:value-type="float">
            <text:p>1645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764" calcext:value-type="float">
            <text:p>-1764</text:p>
          </table:table-cell>
          <table:table-cell office:value-type="float" office:value="104" calcext:value-type="float">
            <text:p>10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64556" calcext:value-type="float">
            <text:p>1645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64" calcext:value-type="float">
            <text:p>-1764</text:p>
          </table:table-cell>
          <table:table-cell office:value-type="float" office:value="104" calcext:value-type="float">
            <text:p>104</text:p>
          </table:table-cell>
          <table:table-cell office:value-type="float" office:value="1.6" calcext:value-type="float">
            <text:p>1.6</text:p>
          </table:table-cell>
          <table:table-cell office:value-type="float" office:value="-0.1" calcext:value-type="float">
            <text:p>-0.1</text:p>
          </table:table-cell>
          <table:table-cell table:number-columns-repeated="1008"/>
        </table:table-row>
        <table:table-row table:style-name="ro1">
          <table:table-cell office:value-type="float" office:value="165345" calcext:value-type="float">
            <text:p>1653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048" calcext:value-type="float">
            <text:p>-3048</text:p>
          </table:table-cell>
          <table:table-cell office:value-type="float" office:value="92" calcext:value-type="float">
            <text:p>9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65535" calcext:value-type="float">
            <text:p>1655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630" calcext:value-type="float">
            <text:p>-3630</text:p>
          </table:table-cell>
          <table:table-cell office:value-type="float" office:value="195" calcext:value-type="float">
            <text:p>19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65545" calcext:value-type="float">
            <text:p>1655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845" calcext:value-type="float">
            <text:p>-3845</text:p>
          </table:table-cell>
          <table:table-cell office:value-type="float" office:value="229" calcext:value-type="float">
            <text:p>229</text:p>
          </table:table-cell>
          <table:table-cell office:value-type="float" office:value="-8.8" calcext:value-type="float">
            <text:p>-8.8</text:p>
          </table:table-cell>
          <table:table-cell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office:value-type="float" office:value="165555" calcext:value-type="float">
            <text:p>1655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4084" calcext:value-type="float">
            <text:p>-4084</text:p>
          </table:table-cell>
          <table:table-cell office:value-type="float" office:value="262" calcext:value-type="float">
            <text:p>262</text:p>
          </table:table-cell>
          <table:table-cell office:value-type="float" office:value="470.9" calcext:value-type="float">
            <text:p>470.9</text:p>
          </table:table-cell>
          <table:table-cell office:value-type="float" office:value="-30.2" calcext:value-type="float">
            <text:p>-30.2</text:p>
          </table:table-cell>
          <table:table-cell table:number-columns-repeated="1008"/>
        </table:table-row>
        <table:table-row table:style-name="ro1">
          <table:table-cell office:value-type="float" office:value="165565" calcext:value-type="float">
            <text:p>1655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355" calcext:value-type="float">
            <text:p>-4355</text:p>
          </table:table-cell>
          <table:table-cell office:value-type="float" office:value="297" calcext:value-type="float">
            <text:p>297</text:p>
          </table:table-cell>
          <table:table-cell office:value-type="float" office:value="68.1" calcext:value-type="float">
            <text:p>68.1</text:p>
          </table:table-cell>
          <table:table-cell office:value-type="float" office:value="-4.6" calcext:value-type="float">
            <text:p>-4.6</text:p>
          </table:table-cell>
          <table:table-cell table:number-columns-repeated="1008"/>
        </table:table-row>
        <table:table-row table:style-name="ro1">
          <table:table-cell office:value-type="float" office:value="165575" calcext:value-type="float">
            <text:p>1655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4665" calcext:value-type="float">
            <text:p>-4665</text:p>
          </table:table-cell>
          <table:table-cell office:value-type="float" office:value="334" calcext:value-type="float">
            <text:p>334</text:p>
          </table:table-cell>
          <table:table-cell office:value-type="float" office:value="-1.6" calcext:value-type="float">
            <text:p>-1.6</text:p>
          </table:table-cell>
          <table:table-cell office:value-type="float" office:value="0.1" calcext:value-type="float">
            <text:p>0.1</text:p>
          </table:table-cell>
          <table:table-cell table:number-columns-repeated="1008"/>
        </table:table-row>
        <table:table-row table:style-name="ro1">
          <table:table-cell office:value-type="float" office:value="166455" calcext:value-type="float">
            <text:p>166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693" calcext:value-type="float">
            <text:p>85693</text:p>
          </table:table-cell>
          <table:table-cell office:value-type="float" office:value="21013" calcext:value-type="float">
            <text:p>2101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66544" calcext:value-type="float">
            <text:p>1665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5203" calcext:value-type="float">
            <text:p>35203</text:p>
          </table:table-cell>
          <table:table-cell office:value-type="float" office:value="2084" calcext:value-type="float">
            <text:p>208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66554" calcext:value-type="float">
            <text:p>16655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94" calcext:value-type="float">
            <text:p>22794</text:p>
          </table:table-cell>
          <table:table-cell office:value-type="float" office:value="358" calcext:value-type="float">
            <text:p>358</text:p>
          </table:table-cell>
          <table:table-cell office:value-type="float" office:value="-20.6" calcext:value-type="float">
            <text:p>-20.6</text:p>
          </table:table-cell>
          <table:table-cell office:value-type="float" office:value="-0.3" calcext:value-type="float">
            <text:p>-0.3</text:p>
          </table:table-cell>
          <table:table-cell table:number-columns-repeated="1008"/>
        </table:table-row>
        <table:table-row table:style-name="ro1">
          <table:table-cell office:value-type="float" office:value="166556" calcext:value-type="float">
            <text:p>16655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2780" calcext:value-type="float">
            <text:p>22780</text:p>
          </table:table-cell>
          <table:table-cell office:value-type="float" office:value="358" calcext:value-type="float">
            <text:p>35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66564" calcext:value-type="float">
            <text:p>1665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842" calcext:value-type="float">
            <text:p>16842</text:p>
          </table:table-cell>
          <table:table-cell office:value-type="float" office:value="-85" calcext:value-type="float">
            <text:p>-8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67355" calcext:value-type="float">
            <text:p>1673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55" calcext:value-type="float">
            <text:p>3755</text:p>
          </table:table-cell>
          <table:table-cell office:value-type="float" office:value="-189" calcext:value-type="float">
            <text:p>-189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67365" calcext:value-type="float">
            <text:p>1673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52" calcext:value-type="float">
            <text:p>3552</text:p>
          </table:table-cell>
          <table:table-cell office:value-type="float" office:value="-182" calcext:value-type="float">
            <text:p>-18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67555" calcext:value-type="float">
            <text:p>1675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025" calcext:value-type="float">
            <text:p>3025</text:p>
          </table:table-cell>
          <table:table-cell office:value-type="float" office:value="-160" calcext:value-type="float">
            <text:p>-160</text:p>
          </table:table-cell>
          <table:table-cell office:value-type="float" office:value="-5" calcext:value-type="float">
            <text:p>-5.0</text:p>
          </table:table-cell>
          <table:table-cell office:value-type="float" office:value="0.3" calcext:value-type="float">
            <text:p>0.3</text:p>
          </table:table-cell>
          <table:table-cell table:number-columns-repeated="1008"/>
        </table:table-row>
        <table:table-row table:style-name="ro1">
          <table:table-cell office:value-type="float" office:value="167565" calcext:value-type="float">
            <text:p>1675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92" calcext:value-type="float">
            <text:p>2892</text:p>
          </table:table-cell>
          <table:table-cell office:value-type="float" office:value="-154" calcext:value-type="float">
            <text:p>-15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68554" calcext:value-type="float">
            <text:p>1685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638" calcext:value-type="float">
            <text:p>1638</text:p>
          </table:table-cell>
          <table:table-cell office:value-type="float" office:value="-93" calcext:value-type="float">
            <text:p>-93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73655" calcext:value-type="float">
            <text:p>1736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0" calcext:value-type="float">
            <text:p>-20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73665" calcext:value-type="float">
            <text:p>1736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  <table:table-cell office:value-type="float" office:value="-20" calcext:value-type="float">
            <text:p>-2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75445" calcext:value-type="float">
            <text:p>1754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25" calcext:value-type="float">
            <text:p>325</text:p>
          </table:table-cell>
          <table:table-cell office:value-type="float" office:value="-17" calcext:value-type="float">
            <text:p>-1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75455" calcext:value-type="float">
            <text:p>1754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-17" calcext:value-type="float">
            <text:p>-17</text:p>
          </table:table-cell>
          <table:table-cell office:value-type="float" office:value="-2.1" calcext:value-type="float">
            <text:p>-2.1</text:p>
          </table:table-cell>
          <table:table-cell office:value-type="float" office:value="0.1" calcext:value-type="float">
            <text:p>0.1</text:p>
          </table:table-cell>
          <table:table-cell table:number-columns-repeated="1008"/>
        </table:table-row>
        <table:table-row table:style-name="ro1">
          <table:table-cell office:value-type="float" office:value="175465" calcext:value-type="float">
            <text:p>1754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-16" calcext:value-type="float">
            <text:p>-16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83555" calcext:value-type="float">
            <text:p>1835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-8" calcext:value-type="float">
            <text:p>-8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85355" calcext:value-type="float">
            <text:p>1853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-7" calcext:value-type="float">
            <text:p>-7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85555" calcext:value-type="float">
            <text:p>1855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84" calcext:value-type="float">
            <text:p>184</text:p>
          </table:table-cell>
          <table:table-cell office:value-type="float" office:value="-7" calcext:value-type="float">
            <text:p>-7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85565" calcext:value-type="float">
            <text:p>1855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84" calcext:value-type="float">
            <text:p>184</text:p>
          </table:table-cell>
          <table:table-cell office:value-type="float" office:value="-7" calcext:value-type="float">
            <text:p>-7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85575" calcext:value-type="float">
            <text:p>1855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-7" calcext:value-type="float">
            <text:p>-7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95455" calcext:value-type="float">
            <text:p>1954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41" calcext:value-type="float">
            <text:p>141</text:p>
          </table:table-cell>
          <table:table-cell office:value-type="float" office:value="-4" calcext:value-type="float">
            <text:p>-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95465" calcext:value-type="float">
            <text:p>1954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41" calcext:value-type="float">
            <text:p>141</text:p>
          </table:table-cell>
          <table:table-cell office:value-type="float" office:value="-4" calcext:value-type="float">
            <text:p>-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</table:table>
      <table:table table:name="Table6.5b" table:style-name="ta1">
        <table:table-column table:style-name="co2" table:number-columns-repeated="12" table:default-cell-style-name="Default"/>
        <table:table-column table:style-name="co2" table:default-cell-style-name="ce4"/>
        <table:table-column table:style-name="co2" table:default-cell-style-name="ce2"/>
        <table:table-column table:style-name="co2" table:default-cell-style-name="ce4"/>
        <table:table-column table:style-name="co2" table:default-cell-style-name="ce2"/>
        <table:table-column table:style-name="co2" table:number-columns-repeated="1008" table:default-cell-style-name="Default"/>
        <table:table-row table:style-name="ro1">
          <table:table-cell table:style-name="ce1" office:value-type="string" calcext:value-type="string">
            <text:p>Doodson Number</text:p>
          </table:table-cell>
          <table:table-cell table:style-name="ce1" office:value-type="string" calcext:value-type="string">
            <text:p>τ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N’</text:p>
          </table:table-cell>
          <table:table-cell table:style-name="ce1" office:value-type="string" calcext:value-type="string">
            <text:p>ps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l’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Ω</text:p>
          </table:table-cell>
          <table:table-cell table:style-name="ce3" office:value-type="string" calcext:value-type="string">
            <text:p>Re(δkf)</text:p>
          </table:table-cell>
          <table:table-cell table:style-name="ce5" office:value-type="string" calcext:value-type="string">
            <text:p>Im(δkf)</text:p>
          </table:table-cell>
          <table:table-cell table:style-name="ce3" office:value-type="string" calcext:value-type="string">
            <text:p>In-Phase Amp * 1e-12</text:p>
          </table:table-cell>
          <table:table-cell table:style-name="ce5" office:value-type="string" calcext:value-type="string">
            <text:p>Out-Of-Phase Amp * 1e-12</text:p>
          </table:table-cell>
          <table:table-cell table:style-name="ce1" table:number-columns-repeated="1008"/>
        </table:table-row>
        <table:table-row table:style-name="ro1">
          <table:table-cell office:value-type="float" office:value="55565" calcext:value-type="float">
            <text:p>555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47" calcext:value-type="float">
            <text:p>0.01347</text:p>
          </table:table-cell>
          <table:table-cell table:style-name="ce4" office:value-type="float" office:value="-0.00541" calcext:value-type="float">
            <text:p>-0.00541</text:p>
          </table:table-cell>
          <table:table-cell table:style-name="ce2" office:value-type="float" office:value="16.6" calcext:value-type="float">
            <text:p>16.6</text:p>
          </table:table-cell>
          <table:table-cell office:value-type="float" office:value="-6.7" calcext:value-type="float">
            <text:p>-6.7</text:p>
          </table:table-cell>
          <table:table-cell table:number-columns-repeated="1008"/>
        </table:table-row>
        <table:table-row table:style-name="ro1">
          <table:table-cell office:value-type="float" office:value="55575" calcext:value-type="float">
            <text:p>555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124" calcext:value-type="float">
            <text:p>0.01124</text:p>
          </table:table-cell>
          <table:table-cell table:style-name="ce4" office:value-type="float" office:value="-0.00488" calcext:value-type="float">
            <text:p>-0.00488</text:p>
          </table:table-cell>
          <table:table-cell table:style-name="ce2"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table:number-columns-repeated="1008"/>
        </table:table-row>
        <table:table-row table:style-name="ro1">
          <table:table-cell office:value-type="float" office:value="56554" calcext:value-type="float">
            <text:p>56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47" calcext:value-type="float">
            <text:p>0.00547</text:p>
          </table:table-cell>
          <table:table-cell table:style-name="ce4" office:value-type="float" office:value="-0.00349" calcext:value-type="float">
            <text:p>-0.00349</text:p>
          </table:table-cell>
          <table:table-cell table:style-name="ce2" office:value-type="float" office:value="-1.2" calcext:value-type="float">
            <text:p>-1.2</text:p>
          </table:table-cell>
          <table:table-cell office:value-type="float" office:value="0.8" calcext:value-type="float">
            <text:p>0.8</text:p>
          </table:table-cell>
          <table:table-cell table:number-columns-repeated="1008"/>
        </table:table-row>
        <table:table-row table:style-name="ro1">
          <table:table-cell office:value-type="float" office:value="57555" calcext:value-type="float">
            <text:p>57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00403" calcext:value-type="float">
            <text:p>0.00403</text:p>
          </table:table-cell>
          <table:table-cell table:style-name="ce4" office:value-type="float" office:value="-0.00315" calcext:value-type="float">
            <text:p>-0.00315</text:p>
          </table:table-cell>
          <table:table-cell table:style-name="ce2" office:value-type="float" office:value="-5.5" calcext:value-type="float">
            <text:p>-5.5</text:p>
          </table:table-cell>
          <table:table-cell office:value-type="float" office:value="4.3" calcext:value-type="float">
            <text:p>4.3</text:p>
          </table:table-cell>
          <table:table-cell table:number-columns-repeated="1008"/>
        </table:table-row>
        <table:table-row table:style-name="ro1">
          <table:table-cell office:value-type="float" office:value="57565" calcext:value-type="float">
            <text:p>57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00398" calcext:value-type="float">
            <text:p>0.00398</text:p>
          </table:table-cell>
          <table:table-cell table:style-name="ce4" office:value-type="float" office:value="-0.00313" calcext:value-type="float">
            <text:p>-0.00313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table:number-columns-repeated="1008"/>
        </table:table-row>
        <table:table-row table:style-name="ro1">
          <table:table-cell office:value-type="float" office:value="58554" calcext:value-type="float">
            <text:p>58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00326" calcext:value-type="float">
            <text:p>0.00326</text:p>
          </table:table-cell>
          <table:table-cell table:style-name="ce4" office:value-type="float" office:value="-0.00296" calcext:value-type="float">
            <text:p>-0.00296</text:p>
          </table:table-cell>
          <table:table-cell table:style-name="ce2" office:value-type="float" office:value="-0.3" calcext:value-type="float">
            <text:p>-0.3</text:p>
          </table:table-cell>
          <table:table-cell office:value-type="float" office:value="0.2" calcext:value-type="float">
            <text:p>0.2</text:p>
          </table:table-cell>
          <table:table-cell table:number-columns-repeated="1008"/>
        </table:table-row>
        <table:table-row table:style-name="ro1">
          <table:table-cell office:value-type="float" office:value="63655" calcext:value-type="float">
            <text:p>636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0.00101" calcext:value-type="float">
            <text:p>0.00101</text:p>
          </table:table-cell>
          <table:table-cell table:style-name="ce4" office:value-type="float" office:value="-0.00242" calcext:value-type="float">
            <text:p>-0.00242</text:p>
          </table:table-cell>
          <table:table-cell table:style-name="ce2" office:value-type="float" office:value="-0.3" calcext:value-type="float">
            <text:p>-0.3</text:p>
          </table:table-cell>
          <table:table-cell office:value-type="float" office:value="0.7" calcext:value-type="float">
            <text:p>0.7</text:p>
          </table:table-cell>
          <table:table-cell table:number-columns-repeated="1008"/>
        </table:table-row>
        <table:table-row table:style-name="ro1">
          <table:table-cell office:value-type="float" office:value="65445" calcext:value-type="float">
            <text:p>654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008" calcext:value-type="float">
            <text:p>0.00080</text:p>
          </table:table-cell>
          <table:table-cell table:style-name="ce4" office:value-type="float" office:value="-0.00237" calcext:value-type="float">
            <text:p>-0.00237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-0.2" calcext:value-type="float">
            <text:p>-0.2</text:p>
          </table:table-cell>
          <table:table-cell table:number-columns-repeated="1008"/>
        </table:table-row>
        <table:table-row table:style-name="ro1">
          <table:table-cell office:value-type="float" office:value="65455" calcext:value-type="float">
            <text:p>654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8" calcext:value-type="float">
            <text:p>0.00080</text:p>
          </table:table-cell>
          <table:table-cell table:style-name="ce4" office:value-type="float" office:value="-0.00237" calcext:value-type="float">
            <text:p>-0.00237</text:p>
          </table:table-cell>
          <table:table-cell table:style-name="ce2" office:value-type="float" office:value="-1.2" calcext:value-type="float">
            <text:p>-1.2</text:p>
          </table:table-cell>
          <table:table-cell office:value-type="float" office:value="3.7" calcext:value-type="float">
            <text:p>3.7</text:p>
          </table:table-cell>
          <table:table-cell table:number-columns-repeated="1008"/>
        </table:table-row>
        <table:table-row table:style-name="ro1">
          <table:table-cell office:value-type="float" office:value="65465" calcext:value-type="float">
            <text:p>654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79" calcext:value-type="float">
            <text:p>0.00079</text:p>
          </table:table-cell>
          <table:table-cell table:style-name="ce4" office:value-type="float" office:value="-0.00237" calcext:value-type="float">
            <text:p>-0.00237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-0.2" calcext:value-type="float">
            <text:p>-0.2</text:p>
          </table:table-cell>
          <table:table-cell table:number-columns-repeated="1008"/>
        </table:table-row>
        <table:table-row table:style-name="ro1">
          <table:table-cell office:value-type="float" office:value="65655" calcext:value-type="float">
            <text:p>656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00077" calcext:value-type="float">
            <text:p>0.00077</text:p>
          </table:table-cell>
          <table:table-cell table:style-name="ce4" office:value-type="float" office:value="-0.00236" calcext:value-type="float">
            <text:p>-0.00236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-0.2" calcext:value-type="float">
            <text:p>-0.2</text:p>
          </table:table-cell>
          <table:table-cell table:number-columns-repeated="1008"/>
        </table:table-row>
        <table:table-row table:style-name="ro1">
          <table:table-cell office:value-type="float" office:value="73555" calcext:value-type="float">
            <text:p>735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0.00009" calcext:value-type="float">
            <text:p>-0.00009</text:p>
          </table:table-cell>
          <table:table-cell table:style-name="ce4" office:value-type="float" office:value="-0.00216" calcext:value-type="float">
            <text:p>-0.00216</text:p>
          </table:table-cell>
          <table:table-cell table:style-name="ce2" office:value-type="float" office:value="0" calcext:value-type="float">
            <text:p>0.0</text:p>
          </table:table-cell>
          <table:table-cell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office:value-type="float" office:value="75355" calcext:value-type="float">
            <text:p>753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18" calcext:value-type="float">
            <text:p>-0.00018</text:p>
          </table:table-cell>
          <table:table-cell table:style-name="ce4" office:value-type="float" office:value="-0.00213" calcext:value-type="float">
            <text:p>-0.00213</text:p>
          </table:table-cell>
          <table:table-cell table:style-name="ce2" office:value-type="float" office:value="0" calcext:value-type="float">
            <text:p>0.0</text:p>
          </table:table-cell>
          <table:table-cell office:value-type="float" office:value="0.3" calcext:value-type="float">
            <text:p>0.3</text:p>
          </table:table-cell>
          <table:table-cell table:number-columns-repeated="1008"/>
        </table:table-row>
        <table:table-row table:style-name="ro1">
          <table:table-cell office:value-type="float" office:value="75555" calcext:value-type="float">
            <text:p>755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00019" calcext:value-type="float">
            <text:p>-0.00019</text:p>
          </table:table-cell>
          <table:table-cell table:style-name="ce4" office:value-type="float" office:value="-0.00213" calcext:value-type="float">
            <text:p>-0.00213</text:p>
          </table:table-cell>
          <table:table-cell table:style-name="ce2" office:value-type="float" office:value="0.6" calcext:value-type="float">
            <text:p>0.6</text:p>
          </table:table-cell>
          <table:table-cell office:value-type="float" office:value="6.3" calcext:value-type="float">
            <text:p>6.3</text:p>
          </table:table-cell>
          <table:table-cell table:number-columns-repeated="1008"/>
        </table:table-row>
        <table:table-row table:style-name="ro1">
          <table:table-cell office:value-type="float" office:value="75565" calcext:value-type="float">
            <text:p>755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19" calcext:value-type="float">
            <text:p>-0.00019</text:p>
          </table:table-cell>
          <table:table-cell table:style-name="ce4" office:value-type="float" office:value="-0.00213" calcext:value-type="float">
            <text:p>-0.00213</text:p>
          </table:table-cell>
          <table:table-cell table:style-name="ce2" office:value-type="float" office:value="0.2" calcext:value-type="float">
            <text:p>0.2</text:p>
          </table:table-cell>
          <table:table-cell office:value-type="float" office:value="2.6" calcext:value-type="float">
            <text:p>2.6</text:p>
          </table:table-cell>
          <table:table-cell table:number-columns-repeated="1008"/>
        </table:table-row>
        <table:table-row table:style-name="ro1">
          <table:table-cell office:value-type="float" office:value="75575" calcext:value-type="float">
            <text:p>755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9" calcext:value-type="float">
            <text:p>-0.00019</text:p>
          </table:table-cell>
          <table:table-cell table:style-name="ce4" office:value-type="float" office:value="-0.00213" calcext:value-type="float">
            <text:p>-0.00213</text:p>
          </table:table-cell>
          <table:table-cell table:style-name="ce2" office:value-type="float" office:value="0" calcext:value-type="float">
            <text:p>0.0</text:p>
          </table:table-cell>
          <table:table-cell office:value-type="float" office:value="0.2" calcext:value-type="float">
            <text:p>0.2</text:p>
          </table:table-cell>
          <table:table-cell table:number-columns-repeated="1008"/>
        </table:table-row>
        <table:table-row table:style-name="ro1">
          <table:table-cell office:value-type="float" office:value="83655" calcext:value-type="float">
            <text:p>836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0.00065" calcext:value-type="float">
            <text:p>-0.00065</text:p>
          </table:table-cell>
          <table:table-cell table:style-name="ce4" office:value-type="float" office:value="-0.00202" calcext:value-type="float">
            <text:p>-0.00202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1008"/>
        </table:table-row>
        <table:table-row table:style-name="ro1">
          <table:table-cell office:value-type="float" office:value="85455" calcext:value-type="float">
            <text:p>85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00071" calcext:value-type="float">
            <text:p>-0.00071</text:p>
          </table:table-cell>
          <table:table-cell table:style-name="ce4" office:value-type="float" office:value="-0.00201" calcext:value-type="float">
            <text:p>-0.00201</text:p>
          </table:table-cell>
          <table:table-cell table:style-name="ce2"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table:number-columns-repeated="1008"/>
        </table:table-row>
        <table:table-row table:style-name="ro1">
          <table:table-cell office:value-type="float" office:value="85465" calcext:value-type="float">
            <text:p>85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71" calcext:value-type="float">
            <text:p>-0.00071</text:p>
          </table:table-cell>
          <table:table-cell table:style-name="ce4" office:value-type="float" office:value="-0.00201" calcext:value-type="float">
            <text:p>-0.00201</text:p>
          </table:table-cell>
          <table:table-cell table:style-name="ce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office:value-type="float" office:value="93555" calcext:value-type="float">
            <text:p>935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0.00102" calcext:value-type="float">
            <text:p>-0.00102</text:p>
          </table:table-cell>
          <table:table-cell table:style-name="ce4" office:value-type="float" office:value="-0.00193" calcext:value-type="float">
            <text:p>-0.00193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1008"/>
        </table:table-row>
        <table:table-row table:style-name="ro1">
          <table:table-cell office:value-type="float" office:value="95355" calcext:value-type="float">
            <text:p>953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00106" calcext:value-type="float">
            <text:p>-0.00106</text:p>
          </table:table-cell>
          <table:table-cell table:style-name="ce4" office:value-type="float" office:value="-0.00192" calcext:value-type="float">
            <text:p>-0.00192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number-columns-repeated="100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6.7" table:style-name="ta1">
        <table:table-column table:style-name="co2" table:number-columns-repeated="4" table:default-cell-style-name="Default"/>
        <table:table-row table:style-name="ro1">
          <table:table-cell office:value-type="float" office:value="55.565" calcext:value-type="float">
            <text:p>55.565</text:p>
          </table:table-cell>
          <table:table-cell office:value-type="float" office:value="0.02793" calcext:value-type="float">
            <text:p>0.02793</text:p>
          </table:table-cell>
          <table:table-cell table:number-columns-repeated="2"/>
        </table:table-row>
        <table:table-row table:style-name="ro1">
          <table:table-cell office:value-type="float" office:value="55.575" calcext:value-type="float">
            <text:p>55.575</text:p>
          </table:table-cell>
          <table:table-cell office:value-type="float" office:value="-0.00027" calcext:value-type="float">
            <text:p>-0.00027</text:p>
          </table:table-cell>
          <table:table-cell table:number-columns-repeated="2"/>
        </table:table-row>
        <table:table-row table:style-name="ro1">
          <table:table-cell office:value-type="float" office:value="56.554" calcext:value-type="float">
            <text:p>56.554</text:p>
          </table:table-cell>
          <table:table-cell office:value-type="float" office:value="-0.00492" calcext:value-type="float">
            <text:p>-0.00492</text:p>
          </table:table-cell>
          <table:table-cell table:number-columns-repeated="2"/>
        </table:table-row>
        <table:table-row table:style-name="ro1">
          <table:table-cell office:value-type="float" office:value="57.555" calcext:value-type="float">
            <text:p>57.555</text:p>
          </table:table-cell>
          <table:table-cell office:value-type="float" office:value="-0.031" calcext:value-type="float">
            <text:p>-0.031</text:p>
          </table:table-cell>
          <table:table-cell table:number-columns-repeated="2"/>
        </table:table-row>
        <table:table-row table:style-name="ro1">
          <table:table-cell office:value-type="float" office:value="58.554" calcext:value-type="float">
            <text:p>58.554</text:p>
          </table:table-cell>
          <table:table-cell office:value-type="float" office:value="-0.00181" calcext:value-type="float">
            <text:p>-0.00181</text:p>
          </table:table-cell>
          <table:table-cell office:value-type="float" office:value="57.555" calcext:value-type="float">
            <text:p>57.555</text:p>
          </table:table-cell>
          <table:table-cell office:value-type="float" office:value="65.455" calcext:value-type="float">
            <text:p>65.455</text:p>
          </table:table-cell>
        </table:table-row>
        <table:table-row table:style-name="ro1">
          <table:table-cell office:value-type="float" office:value="63.655" calcext:value-type="float">
            <text:p>63.655</text:p>
          </table:table-cell>
          <table:table-cell office:value-type="float" office:value="-0.00673" calcext:value-type="float">
            <text:p>-0.00673</text:p>
          </table:table-cell>
          <table:table-cell office:value-type="float" office:value="57.555" calcext:value-type="float">
            <text:p>57.555</text:p>
          </table:table-cell>
          <table:table-cell office:value-type="float" office:value="65.455" calcext:value-type="float">
            <text:p>65.455</text:p>
          </table:table-cell>
        </table:table-row>
        <table:table-row table:style-name="ro1">
          <table:table-cell office:value-type="float" office:value="65.445" calcext:value-type="float">
            <text:p>65.445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57.555" calcext:value-type="float">
            <text:p>57.555</text:p>
          </table:table-cell>
          <table:table-cell office:value-type="float" office:value="65.455" calcext:value-type="float">
            <text:p>65.455</text:p>
          </table:table-cell>
        </table:table-row>
        <table:table-row table:style-name="ro1">
          <table:table-cell office:value-type="float" office:value="65.455" calcext:value-type="float">
            <text:p>65.455</text:p>
          </table:table-cell>
          <table:table-cell office:value-type="float" office:value="-0.03518" calcext:value-type="float">
            <text:p>-0.03518</text:p>
          </table:table-cell>
          <table:table-cell table:number-columns-repeated="2"/>
        </table:table-row>
        <table:table-row table:style-name="ro1">
          <table:table-cell office:value-type="float" office:value="65.465" calcext:value-type="float">
            <text:p>65.465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65.455" calcext:value-type="float">
            <text:p>65.455</text:p>
          </table:table-cell>
          <table:table-cell office:value-type="float" office:value="75.555" calcext:value-type="float">
            <text:p>75.555</text:p>
          </table:table-cell>
        </table:table-row>
        <table:table-row table:style-name="ro1">
          <table:table-cell office:value-type="float" office:value="65.555" calcext:value-type="float">
            <text:p>65.55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65.455" calcext:value-type="float">
            <text:p>65.455</text:p>
          </table:table-cell>
          <table:table-cell office:value-type="float" office:value="75.555" calcext:value-type="float">
            <text:p>75.555</text:p>
          </table:table-cell>
        </table:table-row>
        <table:table-row table:style-name="ro1">
          <table:table-cell office:value-type="float" office:value="65.655" calcext:value-type="float">
            <text:p>65.655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65.455" calcext:value-type="float">
            <text:p>65.455</text:p>
          </table:table-cell>
          <table:table-cell office:value-type="float" office:value="75.555" calcext:value-type="float">
            <text:p>75.555</text:p>
          </table:table-cell>
        </table:table-row>
        <table:table-row table:style-name="ro1">
          <table:table-cell office:value-type="float" office:value="73.555" calcext:value-type="float">
            <text:p>73.555</text:p>
          </table:table-cell>
          <table:table-cell office:value-type="float" office:value="-0.00583" calcext:value-type="float">
            <text:p>-0.00583</text:p>
          </table:table-cell>
          <table:table-cell office:value-type="float" office:value="65.455" calcext:value-type="float">
            <text:p>65.455</text:p>
          </table:table-cell>
          <table:table-cell office:value-type="float" office:value="75.555" calcext:value-type="float">
            <text:p>75.555</text:p>
          </table:table-cell>
        </table:table-row>
        <table:table-row table:style-name="ro1">
          <table:table-cell office:value-type="float" office:value="75.355" calcext:value-type="float">
            <text:p>75.355</text:p>
          </table:table-cell>
          <table:table-cell office:value-type="float" office:value="-0.00288" calcext:value-type="float">
            <text:p>-0.00288</text:p>
          </table:table-cell>
          <table:table-cell office:value-type="float" office:value="65.455" calcext:value-type="float">
            <text:p>65.455</text:p>
          </table:table-cell>
          <table:table-cell office:value-type="float" office:value="75.555" calcext:value-type="float">
            <text:p>75.555</text:p>
          </table:table-cell>
        </table:table-row>
        <table:table-row table:style-name="ro1">
          <table:table-cell office:value-type="float" office:value="75.555" calcext:value-type="float">
            <text:p>75.555</text:p>
          </table:table-cell>
          <table:table-cell office:value-type="float" office:value="-0.06663" calcext:value-type="float">
            <text:p>-0.06663</text:p>
          </table:table-cell>
          <table:table-cell table:number-columns-repeated="2"/>
        </table:table-row>
        <table:table-row table:style-name="ro1">
          <table:table-cell office:value-type="float" office:value="75.565" calcext:value-type="float">
            <text:p>75.565</text:p>
          </table:table-cell>
          <table:table-cell office:value-type="float" office:value="-0.02762" calcext:value-type="float">
            <text:p>-0.02762</text:p>
          </table:table-cell>
          <table:table-cell office:value-type="float" office:value="75.555" calcext:value-type="float">
            <text:p>75.555</text:p>
          </table:table-cell>
          <table:table-cell office:value-type="float" office:value="85.455" calcext:value-type="float">
            <text:p>85.455</text:p>
          </table:table-cell>
        </table:table-row>
        <table:table-row table:style-name="ro1">
          <table:table-cell office:value-type="float" office:value="75.575" calcext:value-type="float">
            <text:p>75.575</text:p>
          </table:table-cell>
          <table:table-cell office:value-type="float" office:value="-0.00258" calcext:value-type="float">
            <text:p>-0.00258</text:p>
          </table:table-cell>
          <table:table-cell office:value-type="float" office:value="75.555" calcext:value-type="float">
            <text:p>75.555</text:p>
          </table:table-cell>
          <table:table-cell office:value-type="float" office:value="85.455" calcext:value-type="float">
            <text:p>85.455</text:p>
          </table:table-cell>
        </table:table-row>
        <table:table-row table:style-name="ro1">
          <table:table-cell office:value-type="float" office:value="83.655" calcext:value-type="float">
            <text:p>83.655</text:p>
          </table:table-cell>
          <table:table-cell office:value-type="float" office:value="-0.00242" calcext:value-type="float">
            <text:p>-0.00242</text:p>
          </table:table-cell>
          <table:table-cell office:value-type="float" office:value="75.555" calcext:value-type="float">
            <text:p>75.555</text:p>
          </table:table-cell>
          <table:table-cell office:value-type="float" office:value="85.455" calcext:value-type="float">
            <text:p>85.455</text:p>
          </table:table-cell>
        </table:table-row>
        <table:table-row table:style-name="ro1">
          <table:table-cell office:value-type="float" office:value="83.665" calcext:value-type="float">
            <text:p>83.665</text:p>
          </table:table-cell>
          <table:table-cell office:value-type="float" office:value="-0.001" calcext:value-type="float">
            <text:p>-0.001</text:p>
          </table:table-cell>
          <table:table-cell office:value-type="float" office:value="75.555" calcext:value-type="float">
            <text:p>75.555</text:p>
          </table:table-cell>
          <table:table-cell office:value-type="float" office:value="85.455" calcext:value-type="float">
            <text:p>85.455</text:p>
          </table:table-cell>
        </table:table-row>
        <table:table-row table:style-name="ro1">
          <table:table-cell office:value-type="float" office:value="85.455" calcext:value-type="float">
            <text:p>85.455</text:p>
          </table:table-cell>
          <table:table-cell office:value-type="float" office:value="-0.01276" calcext:value-type="float">
            <text:p>-0.01276</text:p>
          </table:table-cell>
          <table:table-cell table:number-columns-repeated="2"/>
        </table:table-row>
        <table:table-row table:style-name="ro1">
          <table:table-cell office:value-type="float" office:value="85.465" calcext:value-type="float">
            <text:p>85.465</text:p>
          </table:table-cell>
          <table:table-cell office:value-type="float" office:value="-0.00529" calcext:value-type="float">
            <text:p>-0.00529</text:p>
          </table:table-cell>
          <table:table-cell office:value-type="float" office:value="85.455" calcext:value-type="float">
            <text:p>85.455</text:p>
          </table:table-cell>
          <table:table-cell office:value-type="float" office:value="93.555" calcext:value-type="float">
            <text:p>93.555</text:p>
          </table:table-cell>
        </table:table-row>
        <table:table-row table:style-name="ro1">
          <table:table-cell office:value-type="float" office:value="93.555" calcext:value-type="float">
            <text:p>93.555</text:p>
          </table:table-cell>
          <table:table-cell office:value-type="float" office:value="-0.00204" calcext:value-type="float">
            <text:p>-0.00204</text:p>
          </table:table-cell>
          <table:table-cell table:number-columns-repeated="2"/>
        </table:table-row>
        <table:table-row table:style-name="ro1">
          <table:table-cell office:value-type="float" office:value="95.355" calcext:value-type="float">
            <text:p>95.355</text:p>
          </table:table-cell>
          <table:table-cell office:value-type="float" office:value="-0.00169" calcext:value-type="float">
            <text:p>-0.00169</text:p>
          </table:table-cell>
          <table:table-cell office:value-type="float" office:value="85.455" calcext:value-type="float">
            <text:p>85.455</text:p>
          </table:table-cell>
          <table:table-cell office:value-type="float" office:value="93.555" calcext:value-type="float">
            <text:p>93.555</text:p>
          </table:table-cell>
        </table:table-row>
        <table:table-row table:style-name="ro1">
          <table:table-cell office:value-type="float" office:value="117.655" calcext:value-type="float">
            <text:p>117.655</text:p>
          </table:table-cell>
          <table:table-cell office:value-type="float" office:value="-0.00194" calcext:value-type="float">
            <text:p>-0.00194</text:p>
          </table:table-cell>
          <table:table-cell office:value-type="float" office:value="135.455" calcext:value-type="float">
            <text:p>135.455</text:p>
          </table:table-cell>
          <table:table-cell office:value-type="float" office:value="145.555" calcext:value-type="float">
            <text:p>145.555</text:p>
          </table:table-cell>
        </table:table-row>
        <table:table-row table:style-name="ro1">
          <table:table-cell office:value-type="float" office:value="125.755" calcext:value-type="float">
            <text:p>125.755</text:p>
          </table:table-cell>
          <table:table-cell office:value-type="float" office:value="-0.00664" calcext:value-type="float">
            <text:p>-0.00664</text:p>
          </table:table-cell>
          <table:table-cell office:value-type="float" office:value="135.655" calcext:value-type="float">
            <text:p>135.655</text:p>
          </table:table-cell>
          <table:table-cell office:value-type="float" office:value="145.555" calcext:value-type="float">
            <text:p>145.555</text:p>
          </table:table-cell>
        </table:table-row>
        <table:table-row table:style-name="ro1">
          <table:table-cell office:value-type="float" office:value="127.555" calcext:value-type="float">
            <text:p>127.555</text:p>
          </table:table-cell>
          <table:table-cell office:value-type="float" office:value="-0.00802" calcext:value-type="float">
            <text:p>-0.00802</text:p>
          </table:table-cell>
          <table:table-cell office:value-type="float" office:value="135.655" calcext:value-type="float">
            <text:p>135.655</text:p>
          </table:table-cell>
          <table:table-cell office:value-type="float" office:value="145.555" calcext:value-type="float">
            <text:p>145.555</text:p>
          </table:table-cell>
        </table:table-row>
        <table:table-row table:style-name="ro1">
          <table:table-cell office:value-type="float" office:value="135.645" calcext:value-type="float">
            <text:p>135.645</text:p>
          </table:table-cell>
          <table:table-cell office:value-type="float" office:value="-0.00947" calcext:value-type="float">
            <text:p>-0.00947</text:p>
          </table:table-cell>
          <table:table-cell office:value-type="float" office:value="135.655" calcext:value-type="float">
            <text:p>135.655</text:p>
          </table:table-cell>
          <table:table-cell office:value-type="float" office:value="145.555" calcext:value-type="float">
            <text:p>145.555</text:p>
          </table:table-cell>
        </table:table-row>
        <table:table-row table:style-name="ro1">
          <table:table-cell office:value-type="float" office:value="135.655" calcext:value-type="float">
            <text:p>135.655</text:p>
          </table:table-cell>
          <table:table-cell office:value-type="float" office:value="-0.0502" calcext:value-type="float">
            <text:p>-0.0502</text:p>
          </table:table-cell>
          <table:table-cell table:number-columns-repeated="2"/>
        </table:table-row>
        <table:table-row table:style-name="ro1">
          <table:table-cell office:value-type="float" office:value="137.445" calcext:value-type="float">
            <text:p>137.445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135.655" calcext:value-type="float">
            <text:p>135.655</text:p>
          </table:table-cell>
          <table:table-cell office:value-type="float" office:value="145.555" calcext:value-type="float">
            <text:p>145.555</text:p>
          </table:table-cell>
        </table:table-row>
        <table:table-row table:style-name="ro1">
          <table:table-cell office:value-type="float" office:value="137.455" calcext:value-type="float">
            <text:p>137.455</text:p>
          </table:table-cell>
          <table:table-cell office:value-type="float" office:value="-0.00954" calcext:value-type="float">
            <text:p>-0.00954</text:p>
          </table:table-cell>
          <table:table-cell office:value-type="float" office:value="135.655" calcext:value-type="float">
            <text:p>135.655</text:p>
          </table:table-cell>
          <table:table-cell office:value-type="float" office:value="145.555" calcext:value-type="float">
            <text:p>145.555</text:p>
          </table:table-cell>
        </table:table-row>
        <table:table-row table:style-name="ro1">
          <table:table-cell office:value-type="float" office:value="145.545" calcext:value-type="float">
            <text:p>145.545</text:p>
          </table:table-cell>
          <table:table-cell office:value-type="float" office:value="-0.04946" calcext:value-type="float">
            <text:p>-0.04946</text:p>
          </table:table-cell>
          <table:table-cell office:value-type="float" office:value="135.655" calcext:value-type="float">
            <text:p>135.655</text:p>
          </table:table-cell>
          <table:table-cell office:value-type="float" office:value="145.555" calcext:value-type="float">
            <text:p>145.555</text:p>
          </table:table-cell>
        </table:table-row>
        <table:table-row table:style-name="ro1">
          <table:table-cell office:value-type="float" office:value="145.555" calcext:value-type="float">
            <text:p>145.555</text:p>
          </table:table-cell>
          <table:table-cell office:value-type="float" office:value="-0.26221" calcext:value-type="float">
            <text:p>-0.26221</text:p>
          </table:table-cell>
          <table:table-cell table:number-columns-repeated="2"/>
        </table:table-row>
        <table:table-row table:style-name="ro1">
          <table:table-cell office:value-type="float" office:value="145.755" calcext:value-type="float">
            <text:p>145.755</text:p>
          </table:table-cell>
          <table:table-cell office:value-type="float" office:value="0.0017" calcext:value-type="float">
            <text:p>0.0017</text:p>
          </table:table-cell>
          <table:table-cell office:value-type="float" office:value="145.555" calcext:value-type="float">
            <text:p>145.555</text:p>
          </table:table-cell>
          <table:table-cell office:value-type="float" office:value="165.555" calcext:value-type="float">
            <text:p>165.555</text:p>
          </table:table-cell>
        </table:table-row>
        <table:table-row table:style-name="ro1">
          <table:table-cell office:value-type="float" office:value="147.555" calcext:value-type="float">
            <text:p>147.555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145.555" calcext:value-type="float">
            <text:p>145.555</text:p>
          </table:table-cell>
          <table:table-cell office:value-type="float" office:value="165.555" calcext:value-type="float">
            <text:p>165.555</text:p>
          </table:table-cell>
        </table:table-row>
        <table:table-row table:style-name="ro1">
          <table:table-cell office:value-type="float" office:value="153.655" calcext:value-type="float">
            <text:p>153.655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145.555" calcext:value-type="float">
            <text:p>145.555</text:p>
          </table:table-cell>
          <table:table-cell office:value-type="float" office:value="165.555" calcext:value-type="float">
            <text:p>165.555</text:p>
          </table:table-cell>
        </table:table-row>
        <table:table-row table:style-name="ro1">
          <table:table-cell office:value-type="float" office:value="155.455" calcext:value-type="float">
            <text:p>155.455</text:p>
          </table:table-cell>
          <table:table-cell office:value-type="float" office:value="0.00741" calcext:value-type="float">
            <text:p>0.00741</text:p>
          </table:table-cell>
          <table:table-cell office:value-type="float" office:value="145.555" calcext:value-type="float">
            <text:p>145.555</text:p>
          </table:table-cell>
          <table:table-cell office:value-type="float" office:value="165.555" calcext:value-type="float">
            <text:p>165.555</text:p>
          </table:table-cell>
        </table:table-row>
        <table:table-row table:style-name="ro1">
          <table:table-cell office:value-type="float" office:value="155.555" calcext:value-type="float">
            <text:p>155.555</text:p>
          </table:table-cell>
          <table:table-cell office:value-type="float" office:value="-0.00399" calcext:value-type="float">
            <text:p>-0.00399</text:p>
          </table:table-cell>
          <table:table-cell office:value-type="float" office:value="145.555" calcext:value-type="float">
            <text:p>145.555</text:p>
          </table:table-cell>
          <table:table-cell office:value-type="float" office:value="165.555" calcext:value-type="float">
            <text:p>165.555</text:p>
          </table:table-cell>
        </table:table-row>
        <table:table-row table:style-name="ro1">
          <table:table-cell office:value-type="float" office:value="155.655" calcext:value-type="float">
            <text:p>155.655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145.555" calcext:value-type="float">
            <text:p>145.555</text:p>
          </table:table-cell>
          <table:table-cell office:value-type="float" office:value="165.555" calcext:value-type="float">
            <text:p>165.555</text:p>
          </table:table-cell>
        </table:table-row>
        <table:table-row table:style-name="ro1">
          <table:table-cell office:value-type="float" office:value="155.665" calcext:value-type="float">
            <text:p>155.665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145.555" calcext:value-type="float">
            <text:p>145.555</text:p>
          </table:table-cell>
          <table:table-cell office:value-type="float" office:value="165.555" calcext:value-type="float">
            <text:p>165.555</text:p>
          </table:table-cell>
        </table:table-row>
        <table:table-row table:style-name="ro1">
          <table:table-cell office:value-type="float" office:value="157.455" calcext:value-type="float">
            <text:p>157.455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145.555" calcext:value-type="float">
            <text:p>145.555</text:p>
          </table:table-cell>
          <table:table-cell office:value-type="float" office:value="165.555" calcext:value-type="float">
            <text:p>165.555</text:p>
          </table:table-cell>
        </table:table-row>
        <table:table-row table:style-name="ro1">
          <table:table-cell office:value-type="float" office:value="162.556" calcext:value-type="float">
            <text:p>162.556</text:p>
          </table:table-cell>
          <table:table-cell office:value-type="float" office:value="-0.00714" calcext:value-type="float">
            <text:p>-0.00714</text:p>
          </table:table-cell>
          <table:table-cell office:value-type="float" office:value="145.555" calcext:value-type="float">
            <text:p>145.555</text:p>
          </table:table-cell>
          <table:table-cell office:value-type="float" office:value="165.555" calcext:value-type="float">
            <text:p>165.555</text:p>
          </table:table-cell>
        </table:table-row>
        <table:table-row table:style-name="ro1">
          <table:table-cell office:value-type="float" office:value="163.555" calcext:value-type="float">
            <text:p>163.555</text:p>
          </table:table-cell>
          <table:table-cell office:value-type="float" office:value="-0.12203" calcext:value-type="float">
            <text:p>-0.12203</text:p>
          </table:table-cell>
          <table:table-cell table:number-columns-repeated="2"/>
        </table:table-row>
        <table:table-row table:style-name="ro1">
          <table:table-cell office:value-type="float" office:value="164.556" calcext:value-type="float">
            <text:p>164.556</text:p>
          </table:table-cell>
          <table:table-cell office:value-type="float" office:value="0.00289" calcext:value-type="float">
            <text:p>0.00289</text:p>
          </table:table-cell>
          <table:table-cell table:number-columns-repeated="2"/>
        </table:table-row>
        <table:table-row table:style-name="ro1">
          <table:table-cell office:value-type="float" office:value="165.545" calcext:value-type="float">
            <text:p>165.545</text:p>
          </table:table-cell>
          <table:table-cell office:value-type="float" office:value="-0.0073" calcext:value-type="float">
            <text:p>-0.0073</text:p>
          </table:table-cell>
          <table:table-cell office:value-type="float" office:value="145.555" calcext:value-type="float">
            <text:p>145.555</text:p>
          </table:table-cell>
          <table:table-cell office:value-type="float" office:value="165.555" calcext:value-type="float">
            <text:p>165.555</text:p>
          </table:table-cell>
        </table:table-row>
        <table:table-row table:style-name="ro1">
          <table:table-cell office:value-type="float" office:value="165.555" calcext:value-type="float">
            <text:p>165.555</text:p>
          </table:table-cell>
          <table:table-cell office:value-type="float" office:value="0.36878" calcext:value-type="float">
            <text:p>0.36878</text:p>
          </table:table-cell>
          <table:table-cell table:number-columns-repeated="2"/>
        </table:table-row>
        <table:table-row table:style-name="ro1">
          <table:table-cell office:value-type="float" office:value="165.565" calcext:value-type="float">
            <text:p>165.565</text:p>
          </table:table-cell>
          <table:table-cell office:value-type="float" office:value="0.05001" calcext:value-type="float">
            <text:p>0.05001</text:p>
          </table:table-cell>
          <table:table-cell office:value-type="float" office:value="145.555" calcext:value-type="float">
            <text:p>145.555</text:p>
          </table:table-cell>
          <table:table-cell office:value-type="float" office:value="165.555" calcext:value-type="float">
            <text:p>165.555</text:p>
          </table:table-cell>
        </table:table-row>
        <table:table-row table:style-name="ro1">
          <table:table-cell office:value-type="float" office:value="166.554" calcext:value-type="float">
            <text:p>166.554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145.555" calcext:value-type="float">
            <text:p>145.555</text:p>
          </table:table-cell>
          <table:table-cell office:value-type="float" office:value="165.555" calcext:value-type="float">
            <text:p>165.555</text:p>
          </table:table-cell>
        </table:table-row>
        <table:table-row table:style-name="ro1">
          <table:table-cell office:value-type="float" office:value="167.555" calcext:value-type="float">
            <text:p>167.55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145.555" calcext:value-type="float">
            <text:p>145.555</text:p>
          </table:table-cell>
          <table:table-cell office:value-type="float" office:value="165.555" calcext:value-type="float">
            <text:p>165.555</text:p>
          </table:table-cell>
        </table:table-row>
        <table:table-row table:style-name="ro1">
          <table:table-cell office:value-type="float" office:value="173.655" calcext:value-type="float">
            <text:p>173.655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145.555" calcext:value-type="float">
            <text:p>145.555</text:p>
          </table:table-cell>
          <table:table-cell office:value-type="float" office:value="165.555" calcext:value-type="float">
            <text:p>165.555</text:p>
          </table:table-cell>
        </table:table-row>
        <table:table-row table:style-name="ro1">
          <table:table-cell office:value-type="float" office:value="175.455" calcext:value-type="float">
            <text:p>175.455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145.555" calcext:value-type="float">
            <text:p>145.555</text:p>
          </table:table-cell>
          <table:table-cell office:value-type="float" office:value="165.555" calcext:value-type="float">
            <text:p>165.555</text:p>
          </table:table-cell>
        </table:table-row>
        <table:table-row table:style-name="ro1">
          <table:table-cell office:value-type="float" office:value="175.465" calcext:value-type="float">
            <text:p>175.465</text:p>
          </table:table-cell>
          <table:table-cell office:value-type="float" office:value="0.00409" calcext:value-type="float">
            <text:p>0.00409</text:p>
          </table:table-cell>
          <table:table-cell office:value-type="float" office:value="145.555" calcext:value-type="float">
            <text:p>145.555</text:p>
          </table:table-cell>
          <table:table-cell office:value-type="float" office:value="165.555" calcext:value-type="float">
            <text:p>165.555</text:p>
          </table:table-cell>
        </table:table-row>
        <table:table-row table:style-name="ro1">
          <table:table-cell office:value-type="float" office:value="183.555" calcext:value-type="float">
            <text:p>183.555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145.555" calcext:value-type="float">
            <text:p>145.555</text:p>
          </table:table-cell>
          <table:table-cell office:value-type="float" office:value="165.555" calcext:value-type="float">
            <text:p>165.555</text:p>
          </table:table-cell>
        </table:table-row>
        <table:table-row table:style-name="ro1">
          <table:table-cell office:value-type="float" office:value="185.355" calcext:value-type="float">
            <text:p>185.355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145.555" calcext:value-type="float">
            <text:p>145.555</text:p>
          </table:table-cell>
          <table:table-cell office:value-type="float" office:value="165.555" calcext:value-type="float">
            <text:p>165.555</text:p>
          </table:table-cell>
        </table:table-row>
        <table:table-row table:style-name="ro1">
          <table:table-cell office:value-type="float" office:value="185.555" calcext:value-type="float">
            <text:p>185.555</text:p>
          </table:table-cell>
          <table:table-cell office:value-type="float" office:value="0.01129" calcext:value-type="float">
            <text:p>0.01129</text:p>
          </table:table-cell>
          <table:table-cell office:value-type="float" office:value="145.555" calcext:value-type="float">
            <text:p>145.555</text:p>
          </table:table-cell>
          <table:table-cell office:value-type="float" office:value="165.555" calcext:value-type="float">
            <text:p>165.555</text:p>
          </table:table-cell>
        </table:table-row>
        <table:table-row table:style-name="ro1">
          <table:table-cell office:value-type="float" office:value="185.565" calcext:value-type="float">
            <text:p>185.565</text:p>
          </table:table-cell>
          <table:table-cell office:value-type="float" office:value="0.00723" calcext:value-type="float">
            <text:p>0.00723</text:p>
          </table:table-cell>
          <table:table-cell office:value-type="float" office:value="145.555" calcext:value-type="float">
            <text:p>145.555</text:p>
          </table:table-cell>
          <table:table-cell office:value-type="float" office:value="165.555" calcext:value-type="float">
            <text:p>165.555</text:p>
          </table:table-cell>
        </table:table-row>
        <table:table-row table:style-name="ro1">
          <table:table-cell office:value-type="float" office:value="195.455" calcext:value-type="float">
            <text:p>195.455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145.555" calcext:value-type="float">
            <text:p>145.555</text:p>
          </table:table-cell>
          <table:table-cell office:value-type="float" office:value="165.555" calcext:value-type="float">
            <text:p>165.555</text:p>
          </table:table-cell>
        </table:table-row>
        <table:table-row table:style-name="ro1">
          <table:table-cell office:value-type="float" office:value="225.855" calcext:value-type="float">
            <text:p>225.855</text:p>
          </table:table-cell>
          <table:table-cell office:value-type="float" office:value="0.0018" calcext:value-type="float">
            <text:p>0.0018</text:p>
          </table:table-cell>
          <table:table-cell office:value-type="float" office:value="235.755" calcext:value-type="float">
            <text:p>235.755</text:p>
          </table:table-cell>
          <table:table-cell office:value-type="float" office:value="245.655" calcext:value-type="float">
            <text:p>245.655</text:p>
          </table:table-cell>
        </table:table-row>
        <table:table-row table:style-name="ro1">
          <table:table-cell office:value-type="float" office:value="227.655" calcext:value-type="float">
            <text:p>227.655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235.755" calcext:value-type="float">
            <text:p>235.755</text:p>
          </table:table-cell>
          <table:table-cell office:value-type="float" office:value="245.655" calcext:value-type="float">
            <text:p>245.655</text:p>
          </table:table-cell>
        </table:table-row>
        <table:table-row table:style-name="ro1">
          <table:table-cell office:value-type="float" office:value="235.755" calcext:value-type="float">
            <text:p>235.755</text:p>
          </table:table-cell>
          <table:table-cell office:value-type="float" office:value="0.01601" calcext:value-type="float">
            <text:p>0.01601</text:p>
          </table:table-cell>
          <table:table-cell table:number-columns-repeated="2"/>
        </table:table-row>
        <table:table-row table:style-name="ro1">
          <table:table-cell office:value-type="float" office:value="237.555" calcext:value-type="float">
            <text:p>237.555</text:p>
          </table:table-cell>
          <table:table-cell office:value-type="float" office:value="0.01932" calcext:value-type="float">
            <text:p>0.01932</text:p>
          </table:table-cell>
          <table:table-cell office:value-type="float" office:value="235.755" calcext:value-type="float">
            <text:p>235.755</text:p>
          </table:table-cell>
          <table:table-cell office:value-type="float" office:value="245.655" calcext:value-type="float">
            <text:p>245.655</text:p>
          </table:table-cell>
        </table:table-row>
        <table:table-row table:style-name="ro1">
          <table:table-cell office:value-type="float" office:value="245.555" calcext:value-type="float">
            <text:p>245.555</text:p>
          </table:table-cell>
          <table:table-cell office:value-type="float" office:value="-0.00389" calcext:value-type="float">
            <text:p>-0.00389</text:p>
          </table:table-cell>
          <table:table-cell office:value-type="float" office:value="237.755" calcext:value-type="float">
            <text:p>237.755</text:p>
          </table:table-cell>
          <table:table-cell office:value-type="float" office:value="245.655" calcext:value-type="float">
            <text:p>245.655</text:p>
          </table:table-cell>
        </table:table-row>
        <table:table-row table:style-name="ro1">
          <table:table-cell office:value-type="float" office:value="245.645" calcext:value-type="float">
            <text:p>245.645</text:p>
          </table:table-cell>
          <table:table-cell office:value-type="float" office:value="-0.00451" calcext:value-type="float">
            <text:p>-0.00451</text:p>
          </table:table-cell>
          <table:table-cell office:value-type="float" office:value="237.755" calcext:value-type="float">
            <text:p>237.755</text:p>
          </table:table-cell>
          <table:table-cell office:value-type="float" office:value="245.655" calcext:value-type="float">
            <text:p>245.655</text:p>
          </table:table-cell>
        </table:table-row>
        <table:table-row table:style-name="ro1">
          <table:table-cell office:value-type="float" office:value="245.655" calcext:value-type="float">
            <text:p>245.655</text:p>
          </table:table-cell>
          <table:table-cell office:value-type="float" office:value="0.12099" calcext:value-type="float">
            <text:p>0.12099</text:p>
          </table:table-cell>
          <table:table-cell table:number-columns-repeated="2"/>
        </table:table-row>
        <table:table-row table:style-name="ro1">
          <table:table-cell office:value-type="float" office:value="247.455" calcext:value-type="float">
            <text:p>247.455</text:p>
          </table:table-cell>
          <table:table-cell office:value-type="float" office:value="0.02298" calcext:value-type="float">
            <text:p>0.02298</text:p>
          </table:table-cell>
          <table:table-cell office:value-type="float" office:value="245.655" calcext:value-type="float">
            <text:p>245.655</text:p>
          </table:table-cell>
          <table:table-cell office:value-type="float" office:value="255.555" calcext:value-type="float">
            <text:p>255.555</text:p>
          </table:table-cell>
        </table:table-row>
        <table:table-row table:style-name="ro1">
          <table:table-cell office:value-type="float" office:value="253.755" calcext:value-type="float">
            <text:p>253.755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245.655" calcext:value-type="float">
            <text:p>245.655</text:p>
          </table:table-cell>
          <table:table-cell office:value-type="float" office:value="255.555" calcext:value-type="float">
            <text:p>255.555</text:p>
          </table:table-cell>
        </table:table-row>
        <table:table-row table:style-name="ro1">
          <table:table-cell office:value-type="float" office:value="254.556" calcext:value-type="float">
            <text:p>254.556</text:p>
          </table:table-cell>
          <table:table-cell office:value-type="float" office:value="-0.00218" calcext:value-type="float">
            <text:p>-0.00218</text:p>
          </table:table-cell>
          <table:table-cell office:value-type="float" office:value="245.655" calcext:value-type="float">
            <text:p>245.655</text:p>
          </table:table-cell>
          <table:table-cell office:value-type="float" office:value="255.555" calcext:value-type="float">
            <text:p>255.555</text:p>
          </table:table-cell>
        </table:table-row>
        <table:table-row table:style-name="ro1">
          <table:table-cell office:value-type="float" office:value="255.545" calcext:value-type="float">
            <text:p>255.545</text:p>
          </table:table-cell>
          <table:table-cell office:value-type="float" office:value="-0.02358" calcext:value-type="float">
            <text:p>-0.02358</text:p>
          </table:table-cell>
          <table:table-cell office:value-type="float" office:value="245.655" calcext:value-type="float">
            <text:p>245.655</text:p>
          </table:table-cell>
          <table:table-cell office:value-type="float" office:value="255.555" calcext:value-type="float">
            <text:p>255.555</text:p>
          </table:table-cell>
        </table:table-row>
        <table:table-row table:style-name="ro1">
          <table:table-cell office:value-type="float" office:value="255.555" calcext:value-type="float">
            <text:p>255.555</text:p>
          </table:table-cell>
          <table:table-cell office:value-type="float" office:value="0.63192" calcext:value-type="float">
            <text:p>0.63192</text:p>
          </table:table-cell>
          <table:table-cell table:number-columns-repeated="2"/>
        </table:table-row>
        <table:table-row table:style-name="ro1">
          <table:table-cell office:value-type="float" office:value="256.554" calcext:value-type="float">
            <text:p>256.554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255.555" calcext:value-type="float">
            <text:p>255.555</text:p>
          </table:table-cell>
          <table:table-cell office:value-type="float" office:value="275.555" calcext:value-type="float">
            <text:p>275.555</text:p>
          </table:table-cell>
        </table:table-row>
        <table:table-row table:style-name="ro1">
          <table:table-cell office:value-type="float" office:value="263.655" calcext:value-type="float">
            <text:p>263.655</text:p>
          </table:table-cell>
          <table:table-cell office:value-type="float" office:value="-0.00466" calcext:value-type="float">
            <text:p>-0.00466</text:p>
          </table:table-cell>
          <table:table-cell office:value-type="float" office:value="255.555" calcext:value-type="float">
            <text:p>255.555</text:p>
          </table:table-cell>
          <table:table-cell office:value-type="float" office:value="275.555" calcext:value-type="float">
            <text:p>275.555</text:p>
          </table:table-cell>
        </table:table-row>
        <table:table-row table:style-name="ro1">
          <table:table-cell office:value-type="float" office:value="265.455" calcext:value-type="float">
            <text:p>265.455</text:p>
          </table:table-cell>
          <table:table-cell office:value-type="float" office:value="-0.01786" calcext:value-type="float">
            <text:p>-0.01786</text:p>
          </table:table-cell>
          <table:table-cell office:value-type="float" office:value="255.555" calcext:value-type="float">
            <text:p>255.555</text:p>
          </table:table-cell>
          <table:table-cell office:value-type="float" office:value="275.555" calcext:value-type="float">
            <text:p>275.555</text:p>
          </table:table-cell>
        </table:table-row>
        <table:table-row table:style-name="ro1">
          <table:table-cell office:value-type="float" office:value="265.555" calcext:value-type="float">
            <text:p>265.555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255.555" calcext:value-type="float">
            <text:p>255.555</text:p>
          </table:table-cell>
          <table:table-cell office:value-type="float" office:value="275.555" calcext:value-type="float">
            <text:p>275.555</text:p>
          </table:table-cell>
        </table:table-row>
        <table:table-row table:style-name="ro1">
          <table:table-cell office:value-type="float" office:value="265.655" calcext:value-type="float">
            <text:p>265.655</text:p>
          </table:table-cell>
          <table:table-cell office:value-type="float" office:value="0.00447" calcext:value-type="float">
            <text:p>0.00447</text:p>
          </table:table-cell>
          <table:table-cell office:value-type="float" office:value="255.555" calcext:value-type="float">
            <text:p>255.555</text:p>
          </table:table-cell>
          <table:table-cell office:value-type="float" office:value="275.555" calcext:value-type="float">
            <text:p>275.555</text:p>
          </table:table-cell>
        </table:table-row>
        <table:table-row table:style-name="ro1">
          <table:table-cell office:value-type="float" office:value="265.665" calcext:value-type="float">
            <text:p>265.665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255.555" calcext:value-type="float">
            <text:p>255.555</text:p>
          </table:table-cell>
          <table:table-cell office:value-type="float" office:value="275.555" calcext:value-type="float">
            <text:p>275.555</text:p>
          </table:table-cell>
        </table:table-row>
        <table:table-row table:style-name="ro1">
          <table:table-cell office:value-type="float" office:value="272.556" calcext:value-type="float">
            <text:p>272.556</text:p>
          </table:table-cell>
          <table:table-cell office:value-type="float" office:value="0.0172" calcext:value-type="float">
            <text:p>0.0172</text:p>
          </table:table-cell>
          <table:table-cell office:value-type="float" office:value="255.555" calcext:value-type="float">
            <text:p>255.555</text:p>
          </table:table-cell>
          <table:table-cell office:value-type="float" office:value="275.555" calcext:value-type="float">
            <text:p>275.555</text:p>
          </table:table-cell>
        </table:table-row>
        <table:table-row table:style-name="ro1">
          <table:table-cell office:value-type="float" office:value="273.555" calcext:value-type="float">
            <text:p>273.555</text:p>
          </table:table-cell>
          <table:table-cell office:value-type="float" office:value="0.294" calcext:value-type="float">
            <text:p>0.294</text:p>
          </table:table-cell>
          <table:table-cell table:number-columns-repeated="2"/>
        </table:table-row>
        <table:table-row table:style-name="ro1">
          <table:table-cell office:value-type="float" office:value="274.554" calcext:value-type="float">
            <text:p>274.554</text:p>
          </table:table-cell>
          <table:table-cell office:value-type="float" office:value="-0.00246" calcext:value-type="float">
            <text:p>-0.00246</text:p>
          </table:table-cell>
          <table:table-cell office:value-type="float" office:value="255.555" calcext:value-type="float">
            <text:p>255.555</text:p>
          </table:table-cell>
          <table:table-cell office:value-type="float" office:value="275.555" calcext:value-type="float">
            <text:p>275.555</text:p>
          </table:table-cell>
        </table:table-row>
        <table:table-row table:style-name="ro1">
          <table:table-cell office:value-type="float" office:value="275.555" calcext:value-type="float">
            <text:p>275.555</text:p>
          </table:table-cell>
          <table:table-cell office:value-type="float" office:value="0.07996" calcext:value-type="float">
            <text:p>0.07996</text:p>
          </table:table-cell>
          <table:table-cell table:number-columns-repeated="2"/>
        </table:table-row>
        <table:table-row table:style-name="ro1">
          <table:table-cell office:value-type="float" office:value="275.565" calcext:value-type="float">
            <text:p>275.565</text:p>
          </table:table-cell>
          <table:table-cell office:value-type="float" office:value="0.02383" calcext:value-type="float">
            <text:p>0.02383</text:p>
          </table:table-cell>
          <table:table-cell office:value-type="float" office:value="255.555" calcext:value-type="float">
            <text:p>255.555</text:p>
          </table:table-cell>
          <table:table-cell office:value-type="float" office:value="275.555" calcext:value-type="float">
            <text:p>275.555</text:p>
          </table:table-cell>
        </table:table-row>
        <table:table-row table:style-name="ro1">
          <table:table-cell office:value-type="float" office:value="275.575" calcext:value-type="float">
            <text:p>275.575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255.555" calcext:value-type="float">
            <text:p>255.555</text:p>
          </table:table-cell>
          <table:table-cell office:value-type="float" office:value="275.555" calcext:value-type="float">
            <text:p>275.555</text:p>
          </table:table-cell>
        </table:table-row>
        <table:table-row table:style-name="ro1">
          <table:table-cell office:value-type="float" office:value="285.455" calcext:value-type="float">
            <text:p>285.455</text:p>
          </table:table-cell>
          <table:table-cell office:value-type="float" office:value="0.00447" calcext:value-type="float">
            <text:p>0.00447</text:p>
          </table:table-cell>
          <table:table-cell office:value-type="float" office:value="255.555" calcext:value-type="float">
            <text:p>255.555</text:p>
          </table:table-cell>
          <table:table-cell office:value-type="float" office:value="275.555" calcext:value-type="float">
            <text:p>275.555</text:p>
          </table:table-cell>
        </table:table-row>
        <table:table-row table:style-name="ro1">
          <table:table-cell office:value-type="float" office:value="285.465" calcext:value-type="float">
            <text:p>285.465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255.555" calcext:value-type="float">
            <text:p>255.555</text:p>
          </table:table-cell>
          <table:table-cell office:value-type="float" office:value="275.555" calcext:value-type="float">
            <text:p>275.555</text:p>
          </table:table-cell>
        </table:table-row>
        <table:table-row table:style-name="ro1">
          <table:table-cell office:value-type="float" office:value="455.555" calcext:value-type="float">
            <text:p>455.555</text:p>
          </table:table-cell>
          <table:table-cell table:number-columns-repeated="3"/>
        </table:table-row>
      </table:table>
      <table:table table:name="Table6.5c" table:style-name="ta1"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>
            <text:p>Doodson Number</text:p>
          </table:table-cell>
          <table:table-cell table:style-name="ce1" office:value-type="string" calcext:value-type="string">
            <text:p>τ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N’</text:p>
          </table:table-cell>
          <table:table-cell table:style-name="ce1" office:value-type="string" calcext:value-type="string">
            <text:p>ps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l’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Ω</text:p>
          </table:table-cell>
          <table:table-cell table:style-name="ce3" office:value-type="string" calcext:value-type="string">
            <text:p>Re(δkf)</text:p>
          </table:table-cell>
          <table:table-cell table:style-name="ce3" office:value-type="string" calcext:value-type="string">
            <text:p>In-Phase Amp * 1e-12</text:p>
          </table:table-cell>
        </table:table-row>
        <table:table-row table:style-name="ro1">
          <table:table-cell office:value-type="float" office:value="245655" calcext:value-type="float">
            <text:p>2456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255555" calcext:value-type="float">
            <text:p>255555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-1.2" calcext:value-type="float">
            <text:p>-1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1:21:51.205333526</meta:creation-date>
    <dc:date>2023-04-28T17:41:53.768960537</dc:date>
    <meta:editing-duration>PT38M8S</meta:editing-duration>
    <meta:editing-cycles>19</meta:editing-cycles>
    <meta:generator>LibreOffice/7.4.6.2$Linux_X86_64 LibreOffice_project/40$Build-2</meta:generator>
    <meta:document-statistic meta:table-count="4" meta:cell-count="1467" meta:object-count="0"/>
  </office:meta>
</office:document-meta>
</file>